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Noto Sans"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writing-mode="lr-tb"/>
    </style:style>
    <style:style style:name="Table1.A" style:family="table-column">
      <style:table-column-properties style:column-width="15.399cm"/>
    </style:style>
    <style:style style:name="Table1.A1" style:family="table-cell">
      <style:table-cell-properties style:vertical-align="top" fo:padding="0.176cm" fo:border="1pt solid #000000"/>
    </style:style>
    <style:style style:name="Table2" style:family="table">
      <style:table-properties style:width="15.926cm" fo:margin-left="0cm" table:align="left" style:writing-mode="lr-tb"/>
    </style:style>
    <style:style style:name="Table2.A" style:family="table-column">
      <style:table-column-properties style:column-width="15.926cm"/>
    </style:style>
    <style:style style:name="Table2.A1" style:family="table-cell">
      <style:table-cell-properties style:vertical-align="top" fo:padding="0.176cm" fo:border="1pt solid #000000"/>
    </style:style>
    <style:style style:name="Table3" style:family="table">
      <style:table-properties style:width="15.926cm" fo:margin-left="0cm" table:align="left" style:writing-mode="lr-tb"/>
    </style:style>
    <style:style style:name="Table3.A" style:family="table-column">
      <style:table-column-properties style:column-width="15.926cm"/>
    </style:style>
    <style:style style:name="Table3.A1" style:family="table-cell">
      <style:table-cell-properties style:vertical-align="top" fo:padding="0.176cm" fo:border="1pt solid #000000"/>
    </style:style>
    <style:style style:name="Table4" style:family="table">
      <style:table-properties style:width="15.926cm" fo:margin-left="0cm" table:align="left" style:writing-mode="lr-tb"/>
    </style:style>
    <style:style style:name="Table4.A" style:family="table-column">
      <style:table-column-properties style:column-width="15.926cm"/>
    </style:style>
    <style:style style:name="Table4.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color="#252525" fo:background-color="#ffffff"/>
    </style:style>
    <style:style style:name="P5" style:family="paragraph" style:parent-style-name="Standard">
      <style:paragraph-properties fo:line-height="115%" fo:break-before="auto" fo:break-after="auto" style:writing-mode="lr-tb"/>
      <style:text-properties style:font-name="Calibri" fo:background-color="#ffffff" style:font-name-asian="Calibri" style:font-name-complex="Calibri"/>
    </style:style>
    <style:style style:name="P6" style:family="paragraph" style:parent-style-name="Standard">
      <style:paragraph-properties fo:line-height="115%" fo:text-align="justify" style:justify-single-word="false" fo:break-before="auto" fo:break-after="auto" style:writing-mode="lr-tb"/>
      <style:text-properties style:font-name="Calibri" fo:background-color="#ffffff" style:font-name-asian="Calibri" style:font-name-complex="Calibri"/>
    </style:style>
    <style:style style:name="P7" style:family="paragraph" style:parent-style-name="Standard">
      <style:paragraph-properties fo:line-height="115%" fo:text-align="justify" style:justify-single-word="false" fo:break-before="auto" fo:break-after="auto" style:writing-mode="lr-tb"/>
      <style:text-properties style:font-name="Calibri" fo:font-weight="bold" fo:background-color="#ffffff" style:font-name-asian="Calibri" style:font-weight-asian="bold" style:font-name-complex="Calibri" style:font-weight-complex="bold"/>
    </style:style>
    <style:style style:name="P8" style:family="paragraph" style:parent-style-name="Standard">
      <style:paragraph-properties fo:line-height="115%" fo:text-align="justify" style:justify-single-word="false" fo:break-before="auto" fo:break-after="auto" style:writing-mode="lr-tb"/>
      <style:text-properties style:font-name="Calibri" fo:font-style="italic" fo:background-color="#ffffff" style:font-name-asian="Calibri" style:font-style-asian="italic" style:font-name-complex="Calibri" style:font-style-complex="italic"/>
    </style:style>
    <style:style style:name="P9" style:family="paragraph" style:parent-style-name="Standard">
      <style:paragraph-properties fo:line-height="115%" fo:break-before="auto" fo:break-after="auto" style:writing-mode="lr-tb"/>
      <style:text-properties fo:color="#1f4d78" fo:font-size="12pt" fo:background-color="#ffffff" style:font-size-asian="12pt" style:font-size-complex="12pt"/>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1" style:family="paragraph" style:parent-style-name="Standard">
      <style:paragraph-properties fo:margin-left="0cm" fo:margin-right="0cm" fo:margin-top="0cm" fo:margin-bottom="0cm" style:contextual-spacing="false" fo:line-height="115%" fo:text-align="justify" style:justify-single-word="false" fo:orphans="2" fo:widows="2" fo:text-indent="-0.635cm" style:auto-text-indent="false" fo:break-before="auto" fo:break-after="auto" style:writing-mode="lr-tb"/>
    </style:style>
    <style:style style:name="P12" style:family="paragraph" style:parent-style-name="Standard">
      <style:paragraph-properties fo:margin-top="0.635cm" fo:margin-bottom="0.635cm" style:contextual-spacing="false" fo:line-height="164%" fo:text-align="justify" style:justify-single-word="false" fo:break-before="auto" fo:break-after="auto" style:writing-mode="lr-tb"/>
      <style:text-properties style:font-name="Calibri" fo:background-color="#ffffff" style:font-name-asian="Calibri" style:font-name-complex="Calibri"/>
    </style:style>
    <style:style style:name="P13" style:family="paragraph" style:parent-style-name="Standard" style:master-page-name="Standard">
      <style:paragraph-properties fo:line-height="115%" style:page-number="auto" fo:break-before="auto" fo:break-after="auto" style:writing-mode="lr-tb"/>
    </style:style>
    <style:style style:name="P14" style:family="paragraph" style:parent-style-name="Standard">
      <style:paragraph-properties fo:line-height="130%" fo:break-before="auto" fo:break-after="auto" style:writing-mode="lr-tb"/>
      <style:text-properties style:font-name="Calibri" fo:background-color="#ffffff" style:font-name-asian="Calibri" style:font-name-complex="Calibri"/>
    </style:style>
    <style:style style:name="P15" style:family="paragraph" style:parent-style-name="Standard">
      <style:paragraph-properties fo:line-height="115%" fo:break-before="auto" fo:break-after="auto" style:writing-mode="lr-tb"/>
      <style:text-properties style:font-name="Calibri" fo:background-color="#ffffff" style:font-name-asian="Calibri" style:font-name-complex="Calibri"/>
    </style:style>
    <style:style style:name="P16" style:family="paragraph" style:parent-style-name="Standard">
      <style:paragraph-properties fo:line-height="115%" fo:text-align="justify" style:justify-single-word="false" fo:break-before="auto" fo:break-after="auto" style:writing-mode="lr-tb"/>
      <style:text-properties style:font-name="Calibri" fo:background-color="#ffffff" style:font-name-asian="Calibri" style:font-name-complex="Calibri"/>
    </style:style>
    <style:style style:name="P17" style:family="paragraph" style:parent-style-name="Standard">
      <style:paragraph-properties fo:line-height="115%" fo:break-before="auto" fo:break-after="auto" style:writing-mode="lr-tb"/>
      <style:text-properties fo:color="#1f4d78" fo:font-size="12pt" fo:background-color="#ffffff" style:font-size-asian="12pt" style:font-size-complex="12pt"/>
    </style:style>
    <style:style style:name="P18" style:family="paragraph" style:parent-style-name="Standard">
      <style:paragraph-properties fo:line-height="115%" fo:break-before="auto" fo:break-after="auto" style:writing-mode="lr-tb"/>
      <style:text-properties officeooo:rsid="001cf96c" officeooo:paragraph-rsid="001cf96c"/>
    </style:style>
    <style:style style:name="P19" style:family="paragraph" style:parent-style-name="Standard">
      <style:paragraph-properties fo:line-height="115%" style:writing-mode="lr-tb"/>
    </style:style>
    <style:style style:name="P20" style:family="paragraph">
      <style:paragraph-properties fo:margin-left="0cm" fo:margin-right="0cm" fo:margin-top="0cm" fo:margin-bottom="0cm" fo:line-height="100%" fo:text-align="start" fo:text-indent="0cm" style:writing-mode="lr-tb"/>
    </style:style>
    <style:style style:name="T1" style:family="text">
      <style:text-properties fo:background-color="#ffffff" loext:char-shading-value="0"/>
    </style:style>
    <style:style style:name="T2" style:family="text">
      <style:text-properties style:font-name="Calibri" fo:background-color="#ffffff" loext:char-shading-value="0" style:font-name-asian="Calibri" style:font-name-complex="Calibri"/>
    </style:style>
    <style:style style:name="T3" style:family="text">
      <style:text-properties style:font-name="Calibri" fo:font-weight="bold" fo:background-color="#ffffff" loext:char-shading-value="0" style:font-name-asian="Calibri" style:font-weight-asian="bold" style:font-name-complex="Calibri" style:font-weight-complex="bold"/>
    </style:style>
    <style:style style:name="T4" style:family="text">
      <style:text-properties style:font-name="Calibri" fo:font-style="italic" fo:background-color="#ffffff" loext:char-shading-value="0" style:font-name-asian="Calibri" style:font-style-asian="italic" style:font-name-complex="Calibri" style:font-style-complex="italic"/>
    </style:style>
    <style:style style:name="T5" style:family="text">
      <style:text-properties fo:color="#1f4d78" fo:font-size="12pt" fo:background-color="#ffffff" loext:char-shading-value="0" style:font-size-asian="12pt" style:font-size-complex="12pt"/>
    </style:style>
    <style:style style:name="T6" style:family="text">
      <style:text-properties fo:color="#000000" style:text-line-through-style="none" style:text-line-through-type="none" style:font-name="Calibri" fo:font-size="11pt" fo:font-style="normal" style:text-underline-style="none" fo:font-weight="normal" fo:background-color="#ffffff" loext:char-shading-value="0"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0" style:text-line-through-style="none" style:text-line-through-type="none" style:font-name="Times New Roman" fo:font-size="7pt" fo:font-style="normal" style:text-underline-style="none" fo:font-weight="normal" fo:background-color="#ffffff" loext:char-shading-value="0" style:font-name-asian="Times New Roman" style:font-size-asian="7pt" style:font-style-asian="normal" style:font-weight-asian="normal" style:font-name-complex="Times New Roman" style:font-size-complex="7pt" style:font-style-complex="normal" style:font-weight-complex="normal"/>
    </style:style>
    <style:style style:name="T8" style:family="text">
      <style:text-properties fo:color="#252525" fo:background-color="#ffffff" loext:char-shading-value="0"/>
    </style:style>
    <style:style style:name="T9" style:family="text">
      <style:text-properties fo:color="#1155cc" style:font-name="Calibri" style:text-underline-style="solid" style:text-underline-width="auto" style:text-underline-color="font-color" fo:background-color="#ffffff" loext:char-shading-value="0" style:font-name-asian="Calibri" style:font-name-complex="Calibri"/>
    </style:style>
    <style:style style:name="T10" style:family="text">
      <style:text-properties fo:color="#1155cc" style:text-underline-style="solid" style:text-underline-width="auto" style:text-underline-color="font-color"/>
    </style:style>
    <style:style style:name="T1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4.376cm, 11.707cm, 12.666cm, 10.386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11.866cm, 11.707cm, 6.114cm, 10.386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5.278cm, 8.795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6.98cm, 11.225cm, 8.955cm, 11.225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4.376cm, 14.109cm, 14.266cm, 10.866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text:span text:style-name="T1">Abstract.- (Redactar en Inglés) </text:span></text:p>
      <text:p text:style-name="P14"><text:s/></text:p>
      <text:p text:style-name="P5"><text:s/></text:p>
      <text:p text:style-name="P2"><text:span text:style-name="T1">Palabras claves (de 3 a 5 palabras, no deben constar en título): <text:s/></text:span></text:p>
      <text:p text:style-name="P2"><text:span text:style-name="T1">analisis sentimental, twitter, inteligencia artificial, lenguaje natural, python, <text:s/></text:span></text:p>
      <text:p text:style-name="P14"><text:s/></text:p>
      <text:p text:style-name="P5"><text:s/></text:p>
      <text:p text:style-name="P1"><text:span text:style-name="T5">1. Introducción (de manera general dar una visión al lector de la importancia de leer el artículo) </text:span></text:p>
      <text:p text:style-name="P14"><text:s/></text:p>
      <text:p text:style-name="P18">La explosción</text:p>
      <text:p text:style-name="P19"><text:span text:style-name="T2"><text:s/>El presente trabajo pretende realizar una investigación aplicada a cerca de la importancia de la Estructura de Datos Árbol dentro del moderno paradigma de las <text:s/>Bases de Datos No SQL</text:span></text:p>
      <text:p text:style-name="P14"><text:s/></text:p>
      <text:p text:style-name="P5"><text:s/></text:p>
      <text:p text:style-name="P1"><text:span text:style-name="T5">2. Estado del Arte (trabajo relacionados) </text:span></text:p>
      <text:p text:style-name="P5"><text:s/></text:p>
      <text:p text:style-name="P1"><text:span text:style-name="T2">2.1 Árboles como Estructuras de Datos (</text:span><office:annotation><dc:date>0000-00-00T00:00:00</dc:date><text:p text:style-name="P20"><text:span text:style-name="T11">Tarea Cristian Galán</text:span></text:p></office:annotation><text:span text:style-name="T2">Cristian)</text:span></text:p>
      <text:p text:style-name="P1"><text:span text:style-name="T8">Un árbol es o bien vacío o consiste en una raíz y cero o más subárboles no vacíos </text:span><draw:frame draw:style-name="fr1" draw:name="Image1" text:anchor-type="as-char" svg:width="0.45cm" svg:height="0.476cm" draw:z-index="0"><draw:image/><svg:desc>T_{1}</svg:desc></draw:frame><text:span text:style-name="T8">, </text:span><draw:frame draw:style-name="fr1" draw:name="1" text:anchor-type="as-char" svg:width="0.476cm" svg:height="0.45cm" draw:z-index="1"><draw:image/><svg:desc>T_{2}</svg:desc></draw:frame><text:span text:style-name="T8">,…, </text:span><draw:frame draw:style-name="fr1" draw:name="2" text:anchor-type="as-char" svg:width="0.529cm" svg:height="0.45cm" draw:z-index="2"><draw:image/><svg:desc>T_{n}</svg:desc></draw:frame><text:span text:style-name="T8">, cada una de cuyas raíces está conectada por medio de una arista con la raíz.</text:span></text:p>
      <text:p text:style-name="P4"/>
      <text:p text:style-name="P1"><text:span text:style-name="T2">2.2. Bases de Datos No SQL (Paul)</text:span></text:p>
      <text:p text:style-name="P5"/>
      <text:p text:style-name="P2"><text:span text:style-name="T2">La respuesta a la necesidad de gestionar volúmenes masivos de información surge de la base de datos NoSQL, término acuñado a finales de los 90 y que engloba todas las tecnologías de almacenamiento estructurado que no cumplen el esquema relacional.(Telematica,2012)</text:span></text:p>
      <text:p text:style-name="P6"/>
      <text:p text:style-name="P2"><text:span text:style-name="T2">Aunque esta tecnología surgió de unas necesidades muy concretas, su difusión y algunos proyectos para encapsular sus funcionalidades y hacerlas más amigables a desarrolladores acostumbrados a SQL está provocando que también se usan en proyectos de pequeño tamaño.</text:span></text:p>
      <text:p text:style-name="P6"/>
      <text:p text:style-name="P2"><text:span text:style-name="T2">Dentro de las plataformas NoSQL encontramos varios grupos.(Sanchez Carlos,2011)</text:span></text:p>
      <text:p text:style-name="P6"/>
      <text:p text:style-name="P2"><text:span text:style-name="T2">Tabla 1</text:span></text:p>
      <table:table table:name="Table1" table:style-name="Table1">
        <table:table-column table:style-name="Table1.A"/>
        <table:table-row>
          <table:table-cell table:style-name="Table1.A1" office:value-type="string">
            <text:p text:style-name="P11"><text:span text:style-name="T6">·</text:span><text:span text:style-name="T7"> <text:s text:c="5"/></text:span><text:span text:style-name="T6">Basadas en clave/valor. Se almacenan valores asociados a una clave. Son sencillas y las de mayor rendimiento.</text:span></text:p>
          </table:table-cell>
        </table:table-row>
        <text:soft-page-break/>
        <table:table-row>
          <table:table-cell table:style-name="Table1.A1" office:value-type="string">
            <text:p text:style-name="P11"><text:span text:style-name="T6">·</text:span><text:span text:style-name="T7"> <text:s text:c="3"/></text:span><text:span text:style-name="T6">Basadas en documento. Son una particularización de las clave/valor, en las que el valor puede ser un documento. Permiten consultas complejas.</text:span></text:p>
          </table:table-cell>
        </table:table-row>
        <table:table-row>
          <table:table-cell table:style-name="Table1.A1" office:value-type="string">
            <text:p text:style-name="P11"><text:span text:style-name="T6">·</text:span><text:span text:style-name="T7"> <text:s text:c="8"/></text:span><text:span text:style-name="T6">Basadas en columna. Los valores se almacenan en columnas en lugar de filas. Son útiles cuando se gestionan datos agregados.</text:span></text:p>
          </table:table-cell>
        </table:table-row>
        <table:table-row>
          <table:table-cell table:style-name="Table1.A1" office:value-type="string">
            <text:p text:style-name="P11"><text:span text:style-name="T6">·</text:span><text:span text:style-name="T7"> <text:s text:c="8"/></text:span><text:span text:style-name="T6">Basadas en grafo. Las relaciones se tratan como un dato más.</text:span></text:p>
          </table:table-cell>
        </table:table-row>
        <table:table-row>
          <table:table-cell table:style-name="Table1.A1" office:value-type="string">
            <text:p text:style-name="P11"><text:span text:style-name="T6">·</text:span><text:span text:style-name="T7"> <text:s text:c="8"/></text:span><text:span text:style-name="T6">Basadas en objetos. Los datos son objetos y las relaciones punteros entre ellos. Permite operaciones muy complejas pero suelen tener bajo rendimiento.</text:span></text:p>
          </table:table-cell>
        </table:table-row>
        <table:table-row>
          <table:table-cell table:style-name="Table1.A1" office:value-type="string">
            <text:p text:style-name="P11"><text:span text:style-name="T6">·</text:span><text:span text:style-name="T7"> <text:s text:c="8"/></text:span><text:span text:style-name="T6">Otras. Cubren necesidades muy específicas y tienen escasa implantación: basadas en tupla, multivaluadas, jerárquicas, etc</text:span></text:p>
          </table:table-cell>
        </table:table-row>
      </table:table>
      <text:p text:style-name="P1"/>
      <text:p text:style-name="P5"/>
      <text:p text:style-name="P5"/>
      <text:p text:style-name="P5"/>
      <text:p text:style-name="P1"><text:span text:style-name="T2">2.3. Base de Datos Mongo DB (</text:span><office:annotation><dc:date>0000-00-00T00:00:00</dc:date><text:p text:style-name="P20"><text:span text:style-name="T11">Recuerden si el texto no es suyo hay que citarlo, pero si lo es no hay problema</text:span></text:p></office:annotation><office:annotation><dc:date>0000-00-00T00:00:00</dc:date><text:p text:style-name="P20"><text:span text:style-name="T11">Perdón, quiero decir no olvidar entrecomillarlo</text:span></text:p></office:annotation><text:span text:style-name="T2">Yulissa)</text:span></text:p>
      <text:p text:style-name="P5"/>
      <text:p text:style-name="P2"><text:span text:style-name="T3">MongoDB </text:span></text:p>
      <text:p text:style-name="P2"><text:span text:style-name="T2">“Es un sistema de bases de datos no relacionales, multiplataforma e inspirada en el tipo de bases de datos documental y clave/valor, su nombre proviene del término en inglés "humongous". Está liberada bajo licencia de software libre, específicamente GNU AGPL 3.0 . MongoDB usa el formato BSON (JSON Compilado) para guardar la información, dando la libertad de manejar un esquema libre. Este motor de bases de datos es uno de los más conocidos y usados, pudiéndose comparar en popularidad con MySQL en el caso de las bases de datos relacionales”.Graterol Yohan, (2014)</text:span></text:p>
      <text:p text:style-name="P6"/>
      <text:p text:style-name="P2"><text:span text:style-name="T3">Términos básicos en torno a MongoDB 2.2.1. JSON</text:span><text:span text:style-name="T2"> </text:span></text:p>
      <text:p text:style-name="P2"><text:span text:style-name="T2">JavaScript Object Notation JSON es formato compacto de representación de objetos. Las especificaciones las publicó Douglas Crockford en el documento RFC 46274. JSON es un formato independiente del lenguaje, aunque su uso extendido hasta hace poco era en el lenguaje JavaScript. Actualmente se usa JSON en gran cantidades de sistemas para intercambiar información por su simplicidad en comparación con XML. Este formato soporta gran cantidad de tipos de datos, lo que lo hace atractivo para un uso generalizado, y cada vez más lenguajes de programación dan soporte a este formato. </text:span></text:p>
      <text:p text:style-name="P6"/>
      <text:p text:style-name="P2"><text:span text:style-name="T3">Modelamiento de estructuras de Árbol en MongoDB</text:span></text:p>
      <text:p text:style-name="P7"/>
      <text:p text:style-name="P2"><text:span text:style-name="T3">Modelamiento de estructuras de Árbol en bases de datos NoSQL basadas en Documentos </text:span><text:span text:style-name="T2">(Cristian </text:span><office:annotation><dc:date>0000-00-00T00:00:00</dc:date><text:p text:style-name="P20"><text:span text:style-name="T11">Y que pasó que no hay nada en este punto?</text:span></text:p></office:annotation><text:span text:style-name="T2">Galán)</text:span></text:p>
      <text:p text:style-name="P6"/>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2"><text:span text:style-name="T3">Estructuras de Árbol con referencias al Padre</text:span></text:p>
      <text:p text:style-name="P7"/>
      <text:p text:style-name="P2"><text:span text:style-name="T3"><text:s text:c="14"/>N-1 Arbol con referencia al padre <text:s text:c="8"/>N-2 Arbol con referencia al padre</text:span></text:p>
      <text:p text:style-name="P2"><draw:frame draw:style-name="fr1" draw:name="3" text:anchor-type="as-char" svg:width="5.953cm" svg:height="4.219cm" draw:z-index="3"><draw:image/></draw:frame><draw:frame draw:style-name="fr1" draw:name="4" text:anchor-type="as-char" svg:width="5.794cm" svg:height="4.166cm" draw:z-index="4"><draw:image/></draw:frame></text:p>
      <text:p text:style-name="P6"/>
      <text:p text:style-name="P2"><text:span text:style-name="T2">Aquí podemos apreciar algunos ejemplos de árboles con referencia al padre o a la raíz, decimos con referencia ya que es desde donde parte el mismo en este caso parte del nodo A</text:span></text:p>
      <text:p text:style-name="P6"/>
      <text:p text:style-name="P3"><text:span text:style-name="T3">Tabla 1: </text:span><text:span text:style-name="T2">Codigo Referencia a los padres</text:span></text:p>
      <table:table table:name="Table2" table:style-name="Table2">
        <table:table-column table:style-name="Table2.A"/>
        <table:table-row>
          <table:table-cell table:style-name="Table2.A1" office:value-type="string">
            <text:p text:style-name="P10"><draw:frame draw:style-name="fr2" draw:name="5" text:anchor-type="as-char" svg:width="14.049cm" svg:height="2.223cm" draw:z-index="5"><draw:image/></draw:frame></text:p>
            <text:p text:style-name="P10"><draw:frame draw:style-name="fr3" draw:name="6" text:anchor-type="as-char" svg:width="14.049cm" svg:height="1.588cm" draw:z-index="6"><draw:image/></draw:frame></text:p>
          </table:table-cell>
        </table:table-row>
      </table:table>
      <text:p text:style-name="P2"/>
      <text:p text:style-name="P2"><text:span text:style-name="T2">Observe que la raíz de la jerarquía, 'Categoría de productos', no lo hace tener un padre y lo ha hecho ningún campo de los padres en su documento. Este patrón es útil si con frecuencia tiene que mostrar una instancia específica y luego mostrar el tipo más general de esa categoría.(Dan Sullivan,2015)</text:span></text:p>
      <text:p text:style-name="P8"/>
      <text:p text:style-name="P2"><text:span text:style-name="T3">Estructuras de Árbol con referencias a los hijos</text:span><text:span text:style-name="T2"> </text:span></text:p>
      <text:p text:style-name="P6"/>
      <text:p text:style-name="P3"><text:span text:style-name="T3"><text:s text:c="2"/>N-3 Arbol con referencia al hijo</text:span></text:p>
      <text:p text:style-name="P3"><text:soft-page-break/><draw:frame draw:style-name="fr4" draw:name="7" text:anchor-type="as-char" svg:width="5.371cm" svg:height="4.089cm" draw:z-index="7"><draw:image/></draw:frame></text:p>
      <text:p text:style-name="P6"/>
      <text:p text:style-name="P2"><text:span text:style-name="T2">Podemos decir que un árbol con referencia a los hijos es aquel en el que se van a desglosar más nodos a partir del nodo hijo, en la imagen dos podemos apreciar mejor cómo los nodos hijos dan lugar a más nodos y que del mismo se desglosan más</text:span></text:p>
      <text:p text:style-name="P6"/>
      <text:p text:style-name="P6"/>
      <text:p text:style-name="P3"><text:span text:style-name="T3">Tabla 2: </text:span><text:span text:style-name="T2">Codigo Referencia a los hijos</text:span></text:p>
      <table:table table:name="Table3" table:style-name="Table3">
        <table:table-column table:style-name="Table3.A"/>
        <table:table-row>
          <table:table-cell table:style-name="Table3.A1" office:value-type="string">
            <text:p text:style-name="P10"><draw:frame draw:style-name="fr5" draw:name="8" text:anchor-type="as-char" svg:width="12.991cm" svg:height="3.002cm" draw:z-index="8"><draw:image/></draw:frame></text:p>
          </table:table-cell>
        </table:table-row>
      </table:table>
      <text:p text:style-name="P2"/>
      <text:p text:style-name="P6"/>
      <text:p text:style-name="P2"><text:span text:style-name="T2">Los nodos inferiores de la jerarquía, como 'lápices', no tienen hijos y por lo tanto no tienen campo para hijos. Este patrón es útil si rutinariamente necesita para recuperar a los hijos o subpartes de la instancia modelados en el documento. Por ejemplo, si usted tuvo que soportar una interfaz de usuario que permite a los usuarios profundizar, que podría utilizar este patrón se ha podido recuperar todos los hijos o subpartes del nivel actual de la jerarquía mostrada en la interfaz.(Dan Sullivan,2015)</text:span></text:p>
      <text:p text:style-name="P6"/>
      <text:p text:style-name="P2"><text:a xlink:type="simple" xlink:href="http://www.mdconsult.internacional.edu.ec/">http</text:a><text:a xlink:type="simple" xlink:href="http://www.mdconsult.internacional.edu.ec/">://</text:a><text:a xlink:type="simple" xlink:href="http://www.mdconsult.internacional.edu.ec/">www</text:a><text:a xlink:type="simple" xlink:href="http://www.mdconsult.internacional.edu.ec/">.</text:a><text:a xlink:type="simple" xlink:href="http://www.mdconsult.internacional.edu.ec/">mdconsult</text:a><text:a xlink:type="simple" xlink:href="http://www.mdconsult.internacional.edu.ec/">.</text:a><text:a xlink:type="simple" xlink:href="http://www.mdconsult.internacional.edu.ec/">internacional</text:a><text:a xlink:type="simple" xlink:href="http://www.mdconsult.internacional.edu.ec/">.</text:a><text:a xlink:type="simple" xlink:href="http://www.mdconsult.internacional.edu.ec/">edu</text:a><text:a xlink:type="simple" xlink:href="http://www.mdconsult.internacional.edu.ec/">.</text:a><text:a xlink:type="simple" xlink:href="http://www.mdconsult.internacional.edu.ec/">ec</text:a><text:a xlink:type="simple" xlink:href="http://www.mdconsult.internacional.edu.ec/">/</text:a></text:p>
      <text:p text:style-name="P6"/>
      <text:p text:style-name="P6"/>
      <text:p text:style-name="P2"><text:span text:style-name="T3">Estructuras de Árbol con un arreglo de Antecesores </text:span></text:p>
      <text:p text:style-name="P6"/>
      <text:p text:style-name="P2"><text:span text:style-name="T2">Los datos en MongoDB tiene un esquema flexible. Colecciones no hacen cumplir la estructura del documento. Las decisiones que afectan el modelo de datos puede afectar el rendimiento y la capacidad de la base de datos. Ver Conceptos de modelado de datos para una visión general de alto nivel completo de modelado de datos en MongoDB.</text:span></text:p>
      <text:p text:style-name="P6"/>
      <text:p text:style-name="P2"><text:soft-page-break/><text:span text:style-name="T2">Este documento describe un modelo de datos que describe una estructura en forma de árbol en los documentos MongoDB utilizando referencias a nodos padre y una matriz que almacena todos los antepasados.</text:span></text:p>
      <text:p text:style-name="P6"/>
      <text:p text:style-name="P6">Patrón</text:p>
      <text:p text:style-name="P6"/>
      <text:p text:style-name="P2"><text:span text:style-name="T2">La matriz de patrón de Antepasados ​​almacena cada nodo del árbol en un documento; Además de en el nodo del árbol, documentar tiendas en una matriz la id (s) de antepasados ​​o camino del nodo.</text:span></text:p>
      <text:p text:style-name="P6"/>
      <text:p text:style-name="P2"><text:span text:style-name="T2">Considere la siguiente jerarquía de categorías:</text:span></text:p>
      <text:p text:style-name="P6"/>
      <text:p text:style-name="P2"><text:span text:style-name="T2">Modelo de datos del árbol por una jerarquía muestra de categorías.</text:span></text:p>
      <text:p text:style-name="P2"><text:span text:style-name="T2">Los siguientes modelos de ejemplo el árbol usando la matriz de los Antepasados. Además del campo de antepasados, estos documentos también almacenan la referencia a la categoría padre inmediata en el campo de los padres:</text:span></text:p>
      <text:p text:style-name="P6"/>
      <text:p text:style-name="P12"/>
      <text:p text:style-name="P2"><text:span text:style-name="T2">Puede consultar por los antepasados ​​de campo para encontrar todos sus descendientes:</text:span></text:p>
      <text:p text:style-name="P2"><text:span text:style-name="T2">db.categories.find ({antepasados: "Programación"})</text:span></text:p>
      <text:p text:style-name="P2"><text:span text:style-name="T2">La matriz de patrón de Antepasados ​​ofrece una solución rápida y eficiente para encontrar a los descendientes y los ascendientes de un nodo mediante la creación de un índice en los elementos del campo antepasados. Esto hace que la matriz de Antepasados ​​una buena opción para trabajar con subárboles. La matriz de patrón antepasados ​​es ligeramente más lento que el patrón de Caminos materializada, pero es más fácil de usar.</text:span></text:p>
      <text:p text:style-name="P6"/>
      <text:p text:style-name="P2"><text:span text:style-name="T2">En lugar de limitarse a enumerar los padres en un documento hijo, usted podría guardar</text:span></text:p>
      <text:p text:style-name="P2"><text:span text:style-name="T2">una lista de todos los antepasados. Por ejemplo, la categoría de los "lápices" podría ser</text:span></text:p>
      <text:p text:style-name="P2"><text:span text:style-name="T2">estructurado en un documento.</text:span></text:p>
      <text:p text:style-name="P6"/>
      <text:p text:style-name="P3"><text:span text:style-name="T3">Tabla 2: </text:span><text:span text:style-name="T2">Codigo Arreglo de Antecesores</text:span></text:p>
      <table:table table:name="Table4" table:style-name="Table4">
        <table:table-column table:style-name="Table4.A"/>
        <table:table-row>
          <table:table-cell table:style-name="Table4.A1" office:value-type="string">
            <text:p text:style-name="P10"><draw:frame draw:style-name="fr6" draw:name="9" text:anchor-type="as-char" svg:width="11.377cm" svg:height="1.655cm" draw:z-index="9"><draw:image/></draw:frame></text:p>
          </table:table-cell>
        </table:table-row>
      </table:table>
      <text:p text:style-name="P2"/>
      <text:p text:style-name="P2"><text:span text:style-name="T2">Este modelo es útil cuando usted tiene que saber la ruta completa desde cualquier punto de la jerarquía de nuevo a la raíz.</text:span></text:p>
      <text:p text:style-name="P2"><text:soft-page-break/><text:span text:style-name="T2">Una ventaja de este modelo es que puede recuperar la ruta completa la raíz en una sola operación de lectura. Utilizando una referencia padre o hijo requiere varias lecturas, una para cada nivel adicional de la jerarquía.</text:span></text:p>
      <text:p text:style-name="P2"><text:span text:style-name="T2">Una desventaja de este enfoque es que los cambios en la jerarquía puede requerir muchas operaciones de escritura. Cuanto más alto en la jerarquía de la cambio es, las más documentos tendrán que ser actualizados. Por ejemplo, si un nuevo nivel se introdujo entre la "Categoría de producto 'y 'Material de Oficina', todos los documentos por debajo de la nueva entrada tendrían que</text:span></text:p>
      <text:p text:style-name="P2"><text:span text:style-name="T2">ser actualizado. Si ha agregado un nuevo nivel con la parte inferior de la jerarquía, por ejemplo, por debajo de 'lápices' agregar 'Lápices mecánicos' y 'Pencils' entonces no mecánica no hay documentos existentes tendrían cambiar.(Dan Sullivan,2015)</text:span></text:p>
      <text:p text:style-name="P6"/>
      <text:p text:style-name="P6"/>
      <text:p text:style-name="P6"/>
      <text:p text:style-name="P6"/>
      <text:p text:style-name="P2"><text:span text:style-name="T3">Estructuras de Árbol con caminos materializados </text:span><text:span text:style-name="T2">(</text:span><text:span text:style-name="T3">Model Tree Structures with Materialized Paths</text:span><text:span text:style-name="T2"> </text:span></text:p>
      <text:p text:style-name="P6"/>
      <text:p text:style-name="P2"><text:span text:style-name="T2">El patrón de Caminos materializada almacena cada nodo del árbol en un documento; Además de en el nodo del árbol, documentar como una cadena de tiendas de la id (s) de antepasados o camino del nodo.(docs.mongodb.org)</text:span></text:p>
      <text:p text:style-name="P6"/>
      <text:p text:style-name="P8"/>
      <text:p text:style-name="P8"/>
      <text:p text:style-name="P2"><text:span text:style-name="T3">Estructuras de Árbol con Conjuntos anidados</text:span><text:span text:style-name="T2"> <text:s/>(</text:span><text:span text:style-name="T3">Model Tree Structures with Nested Sets </text:span></text:p>
      <text:p text:style-name="P2"><text:span text:style-name="T2">una estructura puede anidar otras estructuras, previamente definidas. Para mencionar un elemento de la estructura se indican, ordenadamente, el nombre de la estructura principal, el nombre de la estructura anidada y el nombre del elemento de la estructura , todos ellos separados por el ordenador punto.(Tenembaum,19921) <text:s/></text:span></text:p>
      <text:p text:style-name="P8"/>
      <text:p text:style-name="P6"/>
      <text:p text:style-name="P6"/>
      <text:p text:style-name="P6"/>
      <text:p text:style-name="P1"><text:span text:style-name="T5">3. Propuesta (método novedoso) </text:span></text:p>
      <text:p text:style-name="P14"><text:s/></text:p>
      <text:p text:style-name="P5"><text:s/></text:p>
      <text:p text:style-name="P5"><text:s/></text:p>
      <text:p text:style-name="P1"><text:span text:style-name="T5">4. Experimentación </text:span></text:p>
      <text:p text:style-name="P14"><text:s/></text:p>
      <text:p text:style-name="P5"/>
      <text:p text:style-name="P1"><text:span text:style-name="T5">5. Resultados </text:span></text:p>
      <text:p text:style-name="P5"><text:s/></text:p>
      <text:p text:style-name="P5"><text:s/></text:p>
      <text:p text:style-name="P1"><text:span text:style-name="T5">6. Conclusiones </text:span></text:p>
      <text:p text:style-name="P9"><text:soft-page-break/><text:s/></text:p>
      <text:p text:style-name="P9"><text:s/></text:p>
      <text:p text:style-name="P1"><text:span text:style-name="T5">7. Trabajos Futuros </text:span></text:p>
      <text:p text:style-name="P5"><text:s/></text:p>
      <text:p text:style-name="P5"><text:s/></text:p>
      <text:p text:style-name="P1"><text:span text:style-name="T5">8. Referencias Bibliográficas </text:span></text:p>
      <text:p text:style-name="P9"/>
      <text:p text:style-name="P1"><text:span text:style-name="T2"><text:s/>[3] Graterol Yohan, (2014). Conociendo MongoDB. </text:span><text:span text:style-name="T4">MONGO DB EN ESPAÑOL. <text:s/></text:span><text:span text:style-name="T2">TOMO1 -EL PRINCIPIO</text:span></text:p>
      <text:p text:style-name="P1"/>
      <text:p text:style-name="P1">SÁNCHEZ PÉREZ, CARLOS: “Bases de Datos: RDBMS vs No-SQL, una R-Evolución”, disponible en <text:s/>????????????? Es libro???</text:p>
      <text:p text:style-name="P1"><text:a xlink:type="simple" xlink:href="https://carlossanchezperez.wordpress.com/2011/02/14/bases-de-datos-rdbms-vs-no-sql-una-r-evolucion/">https</text:a><text:a xlink:type="simple" xlink:href="https://carlossanchezperez.wordpress.com/2011/02/14/bases-de-datos-rdbms-vs-no-sql-una-r-evolucion/">://</text:a><text:a xlink:type="simple" xlink:href="https://carlossanchezperez.wordpress.com/2011/02/14/bases-de-datos-rdbms-vs-no-sql-una-r-evolucion/">carlossanchezperez</text:a><text:a xlink:type="simple" xlink:href="https://carlossanchezperez.wordpress.com/2011/02/14/bases-de-datos-rdbms-vs-no-sql-una-r-evolucion/">.</text:a><text:a xlink:type="simple" xlink:href="https://carlossanchezperez.wordpress.com/2011/02/14/bases-de-datos-rdbms-vs-no-sql-una-r-evolucion/">wordpress</text:a><text:a xlink:type="simple" xlink:href="https://carlossanchezperez.wordpress.com/2011/02/14/bases-de-datos-rdbms-vs-no-sql-una-r-evolucion/">.</text:a><text:a xlink:type="simple" xlink:href="https://carlossanchezperez.wordpress.com/2011/02/14/bases-de-datos-rdbms-vs-no-sql-una-r-evolucion/">com</text:a><text:a xlink:type="simple" xlink:href="https://carlossanchezperez.wordpress.com/2011/02/14/bases-de-datos-rdbms-vs-no-sql-una-r-evolucion/">/2011/02/14/</text:a><text:a xlink:type="simple" xlink:href="https://carlossanchezperez.wordpress.com/2011/02/14/bases-de-datos-rdbms-vs-no-sql-una-r-evolucion/">bases</text:a><text:a xlink:type="simple" xlink:href="https://carlossanchezperez.wordpress.com/2011/02/14/bases-de-datos-rdbms-vs-no-sql-una-r-evolucion/">-</text:a><text:a xlink:type="simple" xlink:href="https://carlossanchezperez.wordpress.com/2011/02/14/bases-de-datos-rdbms-vs-no-sql-una-r-evolucion/">de</text:a><text:a xlink:type="simple" xlink:href="https://carlossanchezperez.wordpress.com/2011/02/14/bases-de-datos-rdbms-vs-no-sql-una-r-evolucion/">-</text:a><text:a xlink:type="simple" xlink:href="https://carlossanchezperez.wordpress.com/2011/02/14/bases-de-datos-rdbms-vs-no-sql-una-r-evolucion/">datos</text:a><text:a xlink:type="simple" xlink:href="https://carlossanchezperez.wordpress.com/2011/02/14/bases-de-datos-rdbms-vs-no-sql-una-r-evolucion/">-</text:a><text:a xlink:type="simple" xlink:href="https://carlossanchezperez.wordpress.com/2011/02/14/bases-de-datos-rdbms-vs-no-sql-una-r-evolucion/">rdbms</text:a><text:a xlink:type="simple" xlink:href="https://carlossanchezperez.wordpress.com/2011/02/14/bases-de-datos-rdbms-vs-no-sql-una-r-evolucion/">-</text:a><text:a xlink:type="simple" xlink:href="https://carlossanchezperez.wordpress.com/2011/02/14/bases-de-datos-rdbms-vs-no-sql-una-r-evolucion/">vs</text:a><text:a xlink:type="simple" xlink:href="https://carlossanchezperez.wordpress.com/2011/02/14/bases-de-datos-rdbms-vs-no-sql-una-r-evolucion/">-</text:a><text:a xlink:type="simple" xlink:href="https://carlossanchezperez.wordpress.com/2011/02/14/bases-de-datos-rdbms-vs-no-sql-una-r-evolucion/">no</text:a><text:a xlink:type="simple" xlink:href="https://carlossanchezperez.wordpress.com/2011/02/14/bases-de-datos-rdbms-vs-no-sql-una-r-evolucion/">-</text:a><text:a xlink:type="simple" xlink:href="https://carlossanchezperez.wordpress.com/2011/02/14/bases-de-datos-rdbms-vs-no-sql-una-r-evolucion/">sql</text:a><text:a xlink:type="simple" xlink:href="https://carlossanchezperez.wordpress.com/2011/02/14/bases-de-datos-rdbms-vs-no-sql-una-r-evolucion/">-</text:a><text:a xlink:type="simple" xlink:href="https://carlossanchezperez.wordpress.com/2011/02/14/bases-de-datos-rdbms-vs-no-sql-una-r-evolucion/">una</text:a><text:a xlink:type="simple" xlink:href="https://carlossanchezperez.wordpress.com/2011/02/14/bases-de-datos-rdbms-vs-no-sql-una-r-evolucion/">-</text:a><text:a xlink:type="simple" xlink:href="https://carlossanchezperez.wordpress.com/2011/02/14/bases-de-datos-rdbms-vs-no-sql-una-r-evolucion/">r</text:a><text:a xlink:type="simple" xlink:href="https://carlossanchezperez.wordpress.com/2011/02/14/bases-de-datos-rdbms-vs-no-sql-una-r-evolucion/">-</text:a><text:a xlink:type="simple" xlink:href="https://carlossanchezperez.wordpress.com/2011/02/14/bases-de-datos-rdbms-vs-no-sql-una-r-evolucion/">evolucion</text:a><text:a xlink:type="simple" xlink:href="https://carlossanchezperez.wordpress.com/2011/02/14/bases-de-datos-rdbms-vs-no-sql-una-r-evolucion/">/</text:a> </text:p>
      <text:p text:style-name="P1"/>
      <text:p text:style-name="P1"><text:s text:c="2"/>ANÓNIMO: “Base de datos jerárquica”, disponible en: http://es.wikipedia.org/wiki/Base_de_datos_jer%C3%<office:annotation><dc:date>0000-00-00T00:00:00</dc:date><text:p text:style-name="P20"><text:span text:style-name="T11">??? referencia?</text:span></text:p></office:annotation>A1rquica. </text:p>
      <text:p text:style-name="P1"/>
      <text:p text:style-name="P1"><text:a xlink:type="simple" xlink:href="http://www.ehowenespanol.com/guardar-arbol-binario-busqueda-archivo-como_47159/">http</text:a><text:a xlink:type="simple" xlink:href="http://www.ehowenespanol.com/guardar-arbol-binario-busqueda-archivo-como_47159/">://</text:a><text:a xlink:type="simple" xlink:href="http://www.ehowenespanol.com/guardar-arbol-binario-busqueda-archivo-como_47159/">www</text:a><text:a xlink:type="simple" xlink:href="http://www.ehowenespanol.com/guardar-arbol-binario-busqueda-archivo-como_47159/">.</text:a><text:a xlink:type="simple" xlink:href="http://www.ehowenespanol.com/guardar-arbol-binario-busqueda-archivo-como_47159/">ehowenespanol</text:a><text:a xlink:type="simple" xlink:href="http://www.ehowenespanol.com/guardar-arbol-binario-busqueda-archivo-como_47159/">.</text:a><text:a xlink:type="simple" xlink:href="http://www.ehowenespanol.com/guardar-arbol-binario-busqueda-archivo-como_47159/">com</text:a><text:a xlink:type="simple" xlink:href="http://www.ehowenespanol.com/guardar-arbol-binario-busqueda-archivo-como_47159/">/</text:a><text:a xlink:type="simple" xlink:href="http://www.ehowenespanol.com/guardar-arbol-binario-busqueda-archivo-como_47159/">guardar</text:a><text:a xlink:type="simple" xlink:href="http://www.ehowenespanol.com/guardar-arbol-binario-busqueda-archivo-como_47159/">-</text:a><text:a xlink:type="simple" xlink:href="http://www.ehowenespanol.com/guardar-arbol-binario-busqueda-archivo-como_47159/">arbol</text:a><text:a xlink:type="simple" xlink:href="http://www.ehowenespanol.com/guardar-arbol-binario-busqueda-archivo-como_47159/">-</text:a><text:a xlink:type="simple" xlink:href="http://www.ehowenespanol.com/guardar-arbol-binario-busqueda-archivo-como_47159/">binario</text:a><text:a xlink:type="simple" xlink:href="http://www.ehowenespanol.com/guardar-arbol-binario-busqueda-archivo-como_47159/">-</text:a><text:a xlink:type="simple" xlink:href="http://www.ehowenespanol.com/guardar-arbol-binario-busqueda-archivo-como_47159/">busqueda</text:a><text:a xlink:type="simple" xlink:href="http://www.ehowenespanol.com/guardar-arbol-binario-busqueda-archivo-como_47159/">-</text:a><text:a xlink:type="simple" xlink:href="http://www.ehowenespanol.com/guardar-arbol-binario-busqueda-archivo-como_47159/">archivo</text:a><text:a xlink:type="simple" xlink:href="http://www.ehowenespanol.com/guardar-arbol-binario-busqueda-archivo-como_47159/">-</text:a><text:a xlink:type="simple" xlink:href="http://www.ehowenespanol.com/guardar-arbol-binario-busqueda-archivo-como_47159/">como</text:a><text:a xlink:type="simple" xlink:href="http://www.ehowenespanol.com/guardar-arbol-binario-busqueda-archivo-como_47159/">_47159/</text:a></text:p>
      <text:p text:style-name="P1"/>
      <text:p text:style-name="P1"><text:a xlink:type="simple" xlink:href="http://docs.mongodb.org/manual/tutorial/model-tree-structures-with-ancestors-array/">http</text:a><text:a xlink:type="simple" xlink:href="http://docs.mongodb.org/manual/tutorial/model-tree-structures-with-ancestors-array/">://</text:a><text:a xlink:type="simple" xlink:href="http://docs.mongodb.org/manual/tutorial/model-tree-structures-with-ancestors-array/">docs</text:a><text:a xlink:type="simple" xlink:href="http://docs.mongodb.org/manual/tutorial/model-tree-structures-with-ancestors-array/">.</text:a><text:a xlink:type="simple" xlink:href="http://docs.mongodb.org/manual/tutorial/model-tree-structures-with-ancestors-array/">mongodb</text:a><text:a xlink:type="simple" xlink:href="http://docs.mongodb.org/manual/tutorial/model-tree-structures-with-ancestors-array/">.</text:a><text:a xlink:type="simple" xlink:href="http://docs.mongodb.org/manual/tutorial/model-tree-structures-with-ancestors-array/">org</text:a><text:a xlink:type="simple" xlink:href="http://docs.mongodb.org/manual/tutorial/model-tree-structures-with-ancestors-array/">/</text:a><text:a xlink:type="simple" xlink:href="http://docs.mongodb.org/manual/tutorial/model-tree-structures-with-ancestors-array/">manual</text:a><text:a xlink:type="simple" xlink:href="http://docs.mongodb.org/manual/tutorial/model-tree-structures-with-ancestors-array/">/</text:a><text:a xlink:type="simple" xlink:href="http://docs.mongodb.org/manual/tutorial/model-tree-structures-with-ancestors-array/">tutorial</text:a><text:a xlink:type="simple" xlink:href="http://docs.mongodb.org/manual/tutorial/model-tree-structures-with-ancestors-array/">/</text:a><text:a xlink:type="simple" xlink:href="http://docs.mongodb.org/manual/tutorial/model-tree-structures-with-ancestors-array/">model</text:a><text:a xlink:type="simple" xlink:href="http://docs.mongodb.org/manual/tutorial/model-tree-structures-with-ancestors-array/">-</text:a><text:a xlink:type="simple" xlink:href="http://docs.mongodb.org/manual/tutorial/model-tree-structures-with-ancestors-array/">tree</text:a><text:a xlink:type="simple" xlink:href="http://docs.mongodb.org/manual/tutorial/model-tree-structures-with-ancestors-array/">-</text:a><text:a xlink:type="simple" xlink:href="http://docs.mongodb.org/manual/tutorial/model-tree-structures-with-ancestors-array/">structures</text:a><text:a xlink:type="simple" xlink:href="http://docs.mongodb.org/manual/tutorial/model-tree-structures-with-ancestors-array/">-</text:a><text:a xlink:type="simple" xlink:href="http://docs.mongodb.org/manual/tutorial/model-tree-structures-with-ancestors-array/">with</text:a><text:a xlink:type="simple" xlink:href="http://docs.mongodb.org/manual/tutorial/model-tree-structures-with-ancestors-array/">-</text:a><text:a xlink:type="simple" xlink:href="http://docs.mongodb.org/manual/tutorial/model-tree-structures-with-ancestors-array/">ancestors</text:a><text:a xlink:type="simple" xlink:href="http://docs.mongodb.org/manual/tutorial/model-tree-structures-with-ancestors-array/">-</text:a><text:a xlink:type="simple" xlink:href="http://docs.mongodb.org/manual/tutorial/model-tree-structures-with-ancestors-array/">array</text:a><text:a xlink:type="simple" xlink:href="http://docs.mongodb.org/manual/tutorial/model-tree-structures-with-ancestors-array/">/</text:a></text:p>
      <text:p text:style-name="P1"/>
      <text:p text:style-name="P1"><text:a xlink:type="simple" xlink:href="http://www.mdconsult.internacional.edu.ec:2071/lib/bibliovirtualuidesp/reader.action?docID=10498360">http</text:a><text:a xlink:type="simple" xlink:href="http://www.mdconsult.internacional.edu.ec:2071/lib/bibliovirtualuidesp/reader.action?docID=10498360">://</text:a><text:a xlink:type="simple" xlink:href="http://www.mdconsult.internacional.edu.ec:2071/lib/bibliovirtualuidesp/reader.action?docID=10498360">www</text:a><text:a xlink:type="simple" xlink:href="http://www.mdconsult.internacional.edu.ec:2071/lib/bibliovirtualuidesp/reader.action?docID=10498360">.</text:a><text:a xlink:type="simple" xlink:href="http://www.mdconsult.internacional.edu.ec:2071/lib/bibliovirtualuidesp/reader.action?docID=10498360">mdconsult</text:a><text:a xlink:type="simple" xlink:href="http://www.mdconsult.internacional.edu.ec:2071/lib/bibliovirtualuidesp/reader.action?docID=10498360">.</text:a><text:a xlink:type="simple" xlink:href="http://www.mdconsult.internacional.edu.ec:2071/lib/bibliovirtualuidesp/reader.action?docID=10498360">internacional</text:a><text:a xlink:type="simple" xlink:href="http://www.mdconsult.internacional.edu.ec:2071/lib/bibliovirtualuidesp/reader.action?docID=10498360">.</text:a><text:a xlink:type="simple" xlink:href="http://www.mdconsult.internacional.edu.ec:2071/lib/bibliovirtualuidesp/reader.action?docID=10498360">edu</text:a><text:a xlink:type="simple" xlink:href="http://www.mdconsult.internacional.edu.ec:2071/lib/bibliovirtualuidesp/reader.action?docID=10498360">.</text:a><text:a xlink:type="simple" xlink:href="http://www.mdconsult.internacional.edu.ec:2071/lib/bibliovirtualuidesp/reader.action?docID=10498360">ec</text:a><text:a xlink:type="simple" xlink:href="http://www.mdconsult.internacional.edu.ec:2071/lib/bibliovirtualuidesp/reader.action?docID=10498360">:2071/</text:a><text:a xlink:type="simple" xlink:href="http://www.mdconsult.internacional.edu.ec:2071/lib/bibliovirtualuidesp/reader.action?docID=10498360">lib</text:a><text:a xlink:type="simple" xlink:href="http://www.mdconsult.internacional.edu.ec:2071/lib/bibliovirtualuidesp/reader.action?docID=10498360">/</text:a><text:a xlink:type="simple" xlink:href="http://www.mdconsult.internacional.edu.ec:2071/lib/bibliovirtualuidesp/reader.action?docID=10498360">bibliovirtualuidesp</text:a><text:a xlink:type="simple" xlink:href="http://www.mdconsult.internacional.edu.ec:2071/lib/bibliovirtualuidesp/reader.action?docID=10498360">/</text:a><text:a xlink:type="simple" xlink:href="http://www.mdconsult.internacional.edu.ec:2071/lib/bibliovirtualuidesp/reader.action?docID=10498360">reader</text:a><text:a xlink:type="simple" xlink:href="http://www.mdconsult.internacional.edu.ec:2071/lib/bibliovirtualuidesp/reader.action?docID=10498360">.</text:a><text:a xlink:type="simple" xlink:href="http://www.mdconsult.internacional.edu.ec:2071/lib/bibliovirtualuidesp/reader.action?docID=10498360">action</text:a><text:a xlink:type="simple" xlink:href="http://www.mdconsult.internacional.edu.ec:2071/lib/bibliovirtualuidesp/reader.action?docID=10498360">?</text:a><text:a xlink:type="simple" xlink:href="http://www.mdconsult.internacional.edu.ec:2071/lib/bibliovirtualuidesp/reader.action?docID=10498360">docID</text:a><text:a xlink:type="simple" xlink:href="http://www.mdconsult.internacional.edu.ec:2071/lib/bibliovirtualuidesp/reader.action?docID=10498360">=10498360</text:a></text:p>
      <text:p text:style-name="P1"/>
      <text:p text:style-name="P1">DAN SULLIVAN,(2015) NOSQL FOR MERE MORTALS,PERSON,(265,26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rebuchet MS" svg:font-family="'Trebuchet MS'"/>
    <style:font-face style:name="Noto Sans"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dc:creator>MiltonLab </dc:creator>
    <meta:editing-cycles>2</meta:editing-cycles>
    <dc:date>2015-08-02T19:10:28.247422595</dc:date>
    <meta:editing-duration>P0D</meta:editing-duration>
    <meta:document-statistic meta:table-count="4" meta:image-count="10" meta:object-count="0" meta:page-count="7" meta:paragraph-count="99" meta:word-count="1452" meta:character-count="9570" meta:non-whitespace-character-count="8067"/>
  </office:meta>
</office:document-meta>
</file>